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weight="bold" style:font-weight-asian="bold" style:font-weight-complex="bold"/>
    </style:style>
    <style:style style:name="P2" style:family="paragraph" style:parent-style-name="Text_20_body">
      <style:paragraph-properties fo:text-align="center" style:justify-single-word="false"/>
      <style:text-properties style:font-name="Umpush"/>
    </style:style>
    <style:style style:name="P3" style:family="paragraph" style:parent-style-name="Text_20_body">
      <style:paragraph-properties fo:text-align="center" style:justify-single-word="false"/>
      <style:text-properties style:font-name="Umpush" fo:font-size="12pt" fo:font-weight="normal" style:font-size-asian="10.5pt" style:font-weight-asian="normal" style:font-size-complex="12pt" style:font-weight-complex="normal"/>
    </style:style>
    <style:style style:name="P4" style:family="paragraph" style:parent-style-name="Text_20_body">
      <style:paragraph-properties fo:text-align="center" style:justify-single-word="false"/>
      <style:text-properties style:font-name="Umpush" fo:font-size="96pt" fo:font-weight="bold" style:font-size-asian="96pt" style:font-weight-asian="bold" style:font-size-complex="96pt" style:font-weight-complex="bold"/>
    </style:style>
    <style:style style:name="P5" style:family="paragraph" style:parent-style-name="Text_20_body">
      <style:text-properties style:font-name="Liberation Sans"/>
    </style:style>
    <style:style style:name="P6" style:family="paragraph" style:parent-style-name="Text_20_body">
      <style:text-properties style:font-name="Liberation Sans" fo:font-weight="bold" style:font-weight-asian="bold" style:font-weight-complex="bold"/>
    </style:style>
    <style:style style:name="P7" style:family="paragraph" style:parent-style-name="Text_20_body">
      <style:text-properties style:font-name="Liberation Sans" fo:font-size="8pt" style:font-size-asian="8pt" style:font-size-complex="8pt"/>
    </style:style>
    <style:style style:name="P8" style:family="paragraph" style:parent-style-name="Heading">
      <style:paragraph-properties fo:text-align="center" style:justify-single-word="false"/>
      <style:text-properties fo:font-size="22pt" style:font-size-asian="22pt" style:font-size-complex="22pt"/>
    </style:style>
    <style:style style:name="P9" style:family="paragraph" style:parent-style-name="Text_20_body" style:list-style-name="L1">
      <style:text-properties style:font-name="Liberation Sans"/>
    </style:style>
    <style:style style:name="P10" style:family="paragraph" style:parent-style-name="Text_20_body" style:list-style-name="L2">
      <style:text-properties style:font-name="Liberation Sans"/>
    </style:style>
    <style:style style:name="P11" style:family="paragraph" style:parent-style-name="Text_20_body" style:list-style-name="L3">
      <style:text-properties style:font-name="Liberation Sans"/>
    </style:style>
    <style:style style:name="P12" style:family="paragraph" style:parent-style-name="Text_20_body" style:list-style-name="L4">
      <style:text-properties style:font-name="Liberation Sans"/>
    </style:style>
    <style:style style:name="P13" style:family="paragraph" style:parent-style-name="Text_20_body" style:list-style-name="L5">
      <style:text-properties style:font-name="Liberation Sans"/>
    </style:style>
    <style:style style:name="P14" style:family="paragraph" style:parent-style-name="Text_20_body" style:list-style-name="L6">
      <style:text-properties style:font-name="Liberation Sans"/>
    </style:style>
    <style:style style:name="P15" style:family="paragraph" style:parent-style-name="Text_20_body" style:list-style-name="L7">
      <style:text-properties style:font-name="Liberation Sans"/>
    </style:style>
    <style:style style:name="P16" style:family="paragraph" style:parent-style-name="Heading_20_2">
      <style:text-properties style:font-name="Liberation Sans"/>
    </style:style>
    <style:style style:name="P17" style:family="paragraph" style:parent-style-name="Heading_20_1">
      <style:paragraph-properties fo:break-before="page"/>
    </style:style>
    <style:style style:name="P18" style:family="paragraph" style:parent-style-name="Heading_20_3">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lan of Approach</text:p>
      <text:p text:style-name="P2"/>
      <text:p text:style-name="P4">T@r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reated by: Edwin Derks</text:p>
      <text:p text:style-name="Heading"/>
      <text:p text:style-name="P3"/>
      <text:h text:style-name="P17" text:outline-level="1">Introduction</text:h>
      <text:p text:style-name="P5">As a project to push the limits of my knowledge of Java and show-off my skill in programming, I decided to create a game of Tetris. The game should not differ from the Tetris game everyone is accustomed to but I just want to implement it in my own way and see if the result will be as expected.</text:p>
      <text:p text:style-name="P5"/>
      <text:p text:style-name="P5">Edwin</text:p>
      <text:p text:style-name="P5"/>
      <text:p text:style-name="P7">P.S.</text:p>
      <text:p text:style-name="P7">If you read the title correctly you will find that you still pronounce it as 'Tetris' ;)</text:p>
      <text:h text:style-name="P17" text:outline-level="1">Project Borders</text:h>
      <text:p text:style-name="P5">This section defines the key functions of the Tetris game that should be (preferrably) implemented or not.</text:p>
      <text:h text:style-name="Heading_20_2" text:outline-level="2">Must Have</text:h>
      <text:list xml:id="list11859138071" text:style-name="L1">
        <text:list-item>
          <text:p text:style-name="P9">Speed difficulty setting</text:p>
        </text:list-item>
        <text:list-item>
          <text:p text:style-name="P9">4-piece Tetris objects</text:p>
        </text:list-item>
        <text:list-item>
          <text:p text:style-name="P9">Scoreboard during and after the game</text:p>
        </text:list-item>
      </text:list>
      <text:h text:style-name="Heading_20_2" text:outline-level="2">Could Have</text:h>
      <text:list xml:id="list884305593" text:style-name="L2">
        <text:list-item>
          <text:p text:style-name="P10">Achievement/Reward System</text:p>
        </text:list-item>
        <text:list-item>
          <text:p text:style-name="P10">Customizable Skin</text:p>
        </text:list-item>
      </text:list>
      <text:h text:style-name="Heading_20_2" text:outline-level="2">Should Have</text:h>
      <text:list xml:id="list185067713" text:style-name="L3">
        <text:list-item>
          <text:p text:style-name="P11">Local as well as network control</text:p>
        </text:list-item>
        <text:list-item>
          <text:p text:style-name="P11">Tetris blocks that consist of more then 4 pieces as an additional difficulty</text:p>
        </text:list-item>
        <text:list-item>
          <text:p text:style-name="P11">Graphical menu</text:p>
        </text:list-item>
      </text:list>
      <text:h text:style-name="Heading_20_3" text:outline-level="3">Won't Have</text:h>
      <text:list xml:id="list759836148" text:style-name="L4">
        <text:list-item>
          <text:p text:style-name="P12">Multiplayer</text:p>
        </text:list-item>
      </text:list>
      <text:p text:style-name="P5"/>
      <text:h text:style-name="P17" text:outline-level="1">Project Borders</text:h>
      <text:p text:style-name="P5">The following borders will be put on the project to get a better view of the scope.</text:p>
      <text:h text:style-name="Heading_20_2" text:outline-level="2">Functional Demands</text:h>
      <text:list xml:id="list75245443" text:style-name="L5">
        <text:list-item>
          <text:p text:style-name="P13">Movement of objects per grid location as not per pixel</text:p>
        </text:list-item>
      </text:list>
      <text:p text:style-name="P5"/>
      <text:h text:style-name="Heading_20_2" text:outline-level="2">Non-funcional Demands</text:h>
      <text:list xml:id="list1964465621" text:style-name="L6">
        <text:list-item>
          <text:p text:style-name="P14">Programmed in Java SE 1.7 or higher</text:p>
        </text:list-item>
        <text:list-item>
          <text:p text:style-name="P14">Runnable cross-platform</text:p>
        </text:list-item>
        <text:list-item>
          <text:p text:style-name="P14">Closed-source</text:p>
        </text:list-item>
      </text:list>
      <text:p text:style-name="P5"/>
      <text:h text:style-name="P17" text:outline-level="1">Project Iteration</text:h>
      <text:p text:style-name="P5">The project will be developed in several iterations with sprints to mark different versions of the game.</text:p>
      <text:p text:style-name="P5"/>
      <text:h text:style-name="Heading_20_2" text:outline-level="2">Iteration 1.0.0</text:h>
      <text:p text:style-name="P5">The first iteration will contain all the must-haves defined in the associated section. This means that the following sprints will be performed to reach the first stable version of the game.</text:p>
      <text:p text:style-name="P6"/>
      <text:h text:style-name="Heading_20_3" text:outline-level="3">Sprint 0.1.0: Project Basics</text:h>
      <text:p text:style-name="P5">This first sprint will lay out the basis of the game:</text:p>
      <text:list xml:id="list1625734837" text:style-name="L7">
        <text:list-item>
          <text:p text:style-name="P15">Project and package structure</text:p>
        </text:list-item>
        <text:list-item>
          <text:p text:style-name="P15">Documentation</text:p>
        </text:list-item>
        <text:list-item>
          <text:p text:style-name="P15">Development Environment / Build tools</text:p>
        </text:list-item>
        <text:list-item>
          <text:p text:style-name="P15">Version control system</text:p>
        </text:list-item>
        <text:list-item>
          <text:p text:style-name="P15">Design / Domain Model</text:p>
        </text:list-item>
      </text:list>
      <text:h text:style-name="Heading_20_3" text:outline-level="3">Sprint 0.1.1: Tetris Engine Basics</text:h>
      <text:p text:style-name="P5">Develop the foundation of the engine that will be used to actually play the Tetris game. The engine will be able to move an object around a virtual grid until it is no longer told to.</text:p>
      <text:h text:style-name="Heading_20_3" text:outline-level="3">Sprint 0.1.2 Tetris Engine Enhancements</text:h>
      <text:p text:style-name="P5">Based on the last sprint, the Tetris Engine will learn how to handle a cluster of objects as one object that can be moved around the virtual grid. This implies the different types of Tetris object forms that can be used in the game.</text:p>
      <text:h text:style-name="Heading_20_3" text:outline-level="3">Sprint 0.1.3 Tetris Engine Events</text:h>
      <text:p text:style-name="P5">The Tetris Engine will be able to fire events when it detects certain states while moving objects around the virtual grid.</text:p>
      <text:h text:style-name="Heading_20_3" text:outline-level="3">Sprint 0.1.4 Tetris Engine Flows</text:h>
      <text:p text:style-name="P5">In this sprint, the Tetris Engine will know how to handle certain events that occur when moving objects around the virtual grid. This way, the engine will be able to practically play a Tetris game by itself.</text:p>
      <text:h text:style-name="Heading_20_3" text:outline-level="3"><text:soft-page-break/>Sprint 0.1.5 Tetris Game GUI</text:h>
      <text:p text:style-name="P5">While the Tetris Engine moves objects over the virtual grid and acts on the associated events, a player needs to input his commands via a GUI, actually playing the game. The GUI will display the virtial grid as a rectangle. This rectangle will display the empty grid locations as black rectangles. When the grid contains objects on certain locations, these locations will be painted with the associated Tetris object's color.</text:p>
      <text:h text:style-name="Heading_20_3" text:outline-level="3">Sprint 0.2.0 Tetris Engine Speed Difficulty</text:h>
      <text:p text:style-name="P5">The Tetris Engine will be provided with a setting that will determine the speed of the game. This setting can be changed during the game.</text:p>
      <text:h text:style-name="Heading_20_3" text:outline-level="3">Sprint 0.3.0 Tetris Score</text:h>
      <text:p text:style-name="P5">The events that occur during the game will (when applicable) increase a score value with a certain amount. The score will be updated during game and will also fire events when it changes. After the game, a summary of the score will be created.</text:p>
      <text:h text:style-name="P18" text:outline-level="3">Sprint 0.8.x Testing and bugfixing</text:h>
      <text:p text:style-name="P5">After the official sprints, testing and bugfixing of the engine will be performed and will be committed under this version.</text:p>
      <text:h text:style-name="P18" text:outline-level="3">Sprint 0.9.x Review by other people</text:h>
      <text:p text:style-name="P5">The Tetris Engine will be reviewed with 1 or more persons to possibly increase the stability and usability of the game. Any changes and/or bugfixes will be committed under this version.</text:p>
      <text:h text:style-name="P16" text:outline-level="2">Iteration Wrap-up</text:h>
      <text:p text:style-name="P5">After the game has been reviewed by other people and is playable as desired, the game will officially be released under version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4T20:19:59</meta:creation-date>
    <meta:generator>LibreOffice/3.5$Linux_X86_64 LibreOffice_project/350m1$Build-2</meta:generator>
    <dc:date>2013-05-03T07:12:42</dc:date>
    <meta:editing-duration>PT1H2M2S</meta:editing-duration>
    <meta:editing-cycles>21</meta:editing-cycles>
    <dc:creator>Edwin </dc:creator>
    <meta:document-statistic meta:table-count="0" meta:image-count="0" meta:object-count="0" meta:page-count="6" meta:paragraph-count="62" meta:word-count="696" meta:character-count="3984" meta:non-whitespace-character-count="3368"/>
  </office:meta>
</office:document-meta>
</file>